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91in"/>
    </style:style>
    <style:style style:name="co3" style:family="table-column">
      <style:table-column-properties fo:break-before="auto" style:column-width="1.10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fd095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order-bottom="none" fo:background-color="#ffbf00" fo:border-left="0.74pt solid #000000" fo:border-right="0.74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d8ce"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ackground-color="#ffd8ce" fo:border-left="0.74pt solid #000000" fo:border-right="none" fo:border-top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ackground-color="#ffd8ce" fo:border-left="none" fo:border-right="0.74pt solid #000000" fo:border-top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messages" table:style-name="ta1">
        <table:table-column table:style-name="co1" table:number-columns-repeated="11" table:default-cell-style-name="Default"/>
        <table:table-row table:style-name="ro1">
          <table:table-cell/>
          <table:table-cell table:style-name="ce3" table:number-columns-repeated="3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SR1: Status Register 1</text:p>
          </table:table-cell>
          <table:covered-table-cell table:number-columns-repeated="2" table:style-name="ce6"/>
          <table:table-cell table:number-columns-repeated="7"/>
        </table:table-row>
        <table:table-row table:style-name="ro1">
          <table:table-cell table:style-name="ce1" office:value-type="string" calcext:value-type="string">
            <text:p>Bi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8" office:value-type="string" calcext:value-type="string">
            <text:p>reserved</text:p>
          </table:table-cell>
          <table:table-cell table:style-name="ce8" office:value-type="string" calcext:value-type="string" table:number-columns-spanned="2" table:number-rows-spanned="1">
            <text:p>TRES</text:p>
          </table:table-cell>
          <table:covered-table-cell table:style-name="ce8"/>
          <table:table-cell table:style-name="ce8" office:value-type="string" calcext:value-type="string">
            <text:p>WEN</text:p>
          </table:table-cell>
          <table:table-cell table:style-name="ce8" office:value-type="string" calcext:value-type="string">
            <text:p>IEN</text:p>
          </table:table-cell>
          <table:table-cell table:style-name="ce8" office:value-type="string" calcext:value-type="string">
            <text:p>PEN</text:p>
          </table:table-cell>
          <table:table-cell table:style-name="ce8" office:value-type="string" calcext:value-type="string">
            <text:p>HEN</text:p>
          </table:table-cell>
          <table:table-cell table:style-name="ce8" office:value-type="string" calcext:value-type="string">
            <text:p>TEN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SR2: Status Register 2</text:p>
          </table:table-cell>
          <table:covered-table-cell table:number-columns-repeated="2" table:style-name="ce6"/>
          <table:table-cell table:number-columns-repeated="7"/>
        </table:table-row>
        <table:table-row table:style-name="ro1">
          <table:table-cell table:style-name="ce1" office:value-type="string" calcext:value-type="string">
            <text:p>Bi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8" office:value-type="string" calcext:value-type="string" table:number-columns-spanned="3" table:number-rows-spanned="1">
            <text:p>HDIFFNBITS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BATT</text:p>
          </table:table-cell>
          <table:covered-table-cell table:style-name="ce8" office:value-type="string" calcext:value-type="string">
            <text:p>Ien</text:p>
          </table:covered-table-cell>
          <table:covered-table-cell table:style-name="ce8" office:value-type="string" calcext:value-type="string">
            <text:p>Pen</text:p>
          </table:covered-table-cell>
          <table:table-cell table:style-name="ce8" office:value-type="string" calcext:value-type="string" table:number-columns-spanned="2" table:number-rows-spanned="1">
            <text:p>IRES</text:p>
          </table:table-cell>
          <table:covered-table-cell table:style-name="ce8" office:value-type="string" calcext:value-type="string">
            <text:p>Ten</text:p>
          </table:covered-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SR3: Period</text:p>
          </table:table-cell>
          <table:covered-table-cell table:number-columns-repeated="2" table:style-name="ce6"/>
          <table:table-cell table:number-columns-repeated="7"/>
        </table:table-row>
        <table:table-row table:style-name="ro1">
          <table:table-cell table:style-name="ce1" office:value-type="string" calcext:value-type="string">
            <text:p>Bi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8" office:value-type="string" calcext:value-type="string">
            <text:p>SECS</text:p>
          </table:table-cell>
          <table:table-cell table:style-name="ce8" office:value-type="string" calcext:value-type="string">
            <text:p>MINHOURS</text:p>
          </table:table-cell>
          <table:table-cell table:style-name="ce8" office:value-type="string" calcext:value-type="string" table:number-columns-spanned="6" table:number-rows-spanned="1">
            <text:p>PERIOD</text:p>
          </table:table-cell>
          <table:covered-table-cell table:style-name="ce8" office:value-type="string" calcext:value-type="string">
            <text:p>Wen</text:p>
          </table:covered-table-cell>
          <table:covered-table-cell table:style-name="ce8" office:value-type="string" calcext:value-type="string">
            <text:p>Ien</text:p>
          </table:covered-table-cell>
          <table:covered-table-cell table:style-name="ce8" office:value-type="string" calcext:value-type="string">
            <text:p>Pen</text:p>
          </table:covered-table-cell>
          <table:covered-table-cell table:style-name="ce8" office:value-type="string" calcext:value-type="string">
            <text:p>Hen</text:p>
          </table:covered-table-cell>
          <table:covered-table-cell table:style-name="ce8" office:value-type="string" calcext:value-type="string">
            <text:p>Ten</text:p>
          </table:covered-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SR4: Status Register 4</text:p>
          </table:table-cell>
          <table:covered-table-cell table:number-columns-repeated="2" table:style-name="ce6"/>
          <table:table-cell table:number-columns-repeated="7"/>
        </table:table-row>
        <table:table-row table:style-name="ro1">
          <table:table-cell table:style-name="ce1" office:value-type="string" calcext:value-type="string">
            <text:p>Bi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8" office:value-type="string" calcext:value-type="string" table:number-columns-spanned="4" table:number-rows-spanned="1">
            <text:p>PDIFFSNBITS</text:p>
          </table:table-cell>
          <table:covered-table-cell table:style-name="ce8" office:value-type="string" calcext:value-type="string">
            <text:p>Tres</text:p>
          </table:covered-table-cell>
          <table:covered-table-cell table:style-name="ce8"/>
          <table:covered-table-cell table:style-name="ce8" office:value-type="string" calcext:value-type="string">
            <text:p>Wen</text:p>
          </table:covered-table-cell>
          <table:table-cell table:style-name="ce8" office:value-type="string" calcext:value-type="string" table:number-columns-spanned="4" table:number-rows-spanned="1">
            <text:p>TDIFFSNBITS</text:p>
          </table:table-cell>
          <table:covered-table-cell table:style-name="ce8" office:value-type="string" calcext:value-type="string">
            <text:p>Pen</text:p>
          </table:covered-table-cell>
          <table:covered-table-cell table:style-name="ce8" office:value-type="string" calcext:value-type="string">
            <text:p>Hen</text:p>
          </table:covered-table-cell>
          <table:covered-table-cell table:style-name="ce8" office:value-type="string" calcext:value-type="string">
            <text:p>Ten</text:p>
          </table:covered-table-cell>
          <table:table-cell table:number-columns-repeated="2"/>
        </table:table-row>
        <table:table-row table:style-name="ro1" table:number-rows-repeated="13">
          <table:table-cell table:number-columns-repeated="11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Port 70: Single measurement</text:p>
          </table:table-cell>
          <table:covered-table-cell table:number-columns-repeated="2" table:style-name="ce6"/>
          <table:table-cell table:number-columns-repeated="7"/>
        </table:table-row>
        <table:table-row table:style-name="ro1">
          <table:table-cell table:style-name="ce2" office:value-type="string" calcext:value-type="string">
            <text:p>By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8" office:value-type="string" calcext:value-type="string">
            <text:p>SR1 </text:p>
          </table:table-cell>
          <table:table-cell table:style-name="ce8" office:value-type="string" calcext:value-type="string">
            <text:p>SR2</text:p>
          </table:table-cell>
          <table:table-cell table:style-name="ce8" office:value-type="string" calcext:value-type="string" table:number-columns-spanned="3" table:number-rows-spanned="1">
            <text:p>Meas 1</text:p>
          </table:table-cell>
          <table:covered-table-cell table:number-columns-repeated="2" table:style-name="ce8" office:value-type="string" calcext:value-type="string">
            <text:p>SR1</text:p>
          </table:covered-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Port 80: Multiple measurements</text:p>
            <text:p>Complete values, offset=0</text:p>
          </table:table-cell>
          <table:covered-table-cell table:number-columns-repeated="2" table:style-name="ce6"/>
          <table:table-cell table:number-columns-repeated="7"/>
        </table:table-row>
        <table:table-row table:style-name="ro1">
          <table:table-cell table:style-name="ce2" office:value-type="string" calcext:value-type="string">
            <text:p>By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…</text:p>
          </table:table-cell>
          <table:table-cell table:style-name="ce4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8" office:value-type="string" calcext:value-type="string">
            <text:p>SR1 </text:p>
          </table:table-cell>
          <table:table-cell table:style-name="ce8" office:value-type="string" calcext:value-type="string">
            <text:p>SR2</text:p>
          </table:table-cell>
          <table:table-cell table:style-name="ce8" office:value-type="string" calcext:value-type="string">
            <text:p>SR3</text:p>
          </table:table-cell>
          <table:table-cell table:style-name="ce8" office:value-type="string" calcext:value-type="string" table:number-columns-spanned="2" table:number-rows-spanned="1">
            <text:p>Meas 1</text:p>
          </table:table-cell>
          <table:covered-table-cell table:style-name="ce8" office:value-type="string" calcext:value-type="string">
            <text:p>Meas 2</text:p>
          </table:covered-table-cell>
          <table:table-cell table:style-name="ce8" office:value-type="string" calcext:value-type="string" table:number-columns-spanned="2" table:number-rows-spanned="1">
            <text:p>Meas X</text:p>
          </table:table-cell>
          <table:covered-table-cell table:style-name="ce8"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Port 81: Multiple measurements</text:p>
            <text:p>Complete values, offset &gt; 0</text:p>
          </table:table-cell>
          <table:covered-table-cell table:number-columns-repeated="2" table:style-name="ce6"/>
          <table:table-cell table:number-columns-repeated="7"/>
        </table:table-row>
        <table:table-row table:style-name="ro1">
          <table:table-cell table:style-name="ce2" office:value-type="string" calcext:value-type="string">
            <text:p>By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…</text:p>
          </table:table-cell>
          <table:table-cell table:style-name="ce4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8" office:value-type="string" calcext:value-type="string">
            <text:p>SR1 </text:p>
          </table:table-cell>
          <table:table-cell table:style-name="ce8" office:value-type="string" calcext:value-type="string">
            <text:p>SR2</text:p>
          </table:table-cell>
          <table:table-cell table:style-name="ce8" office:value-type="string" calcext:value-type="string">
            <text:p>SR3</text:p>
          </table:table-cell>
          <table:table-cell table:style-name="ce8" office:value-type="string" calcext:value-type="string">
            <text:p>OFFSET</text:p>
          </table:table-cell>
          <table:table-cell table:style-name="ce8" office:value-type="string" calcext:value-type="string" table:number-columns-spanned="2" table:number-rows-spanned="1">
            <text:p>Meas 1</text:p>
          </table:table-cell>
          <table:covered-table-cell table:style-name="ce8" office:value-type="string" calcext:value-type="string">
            <text:p>Meas 2</text:p>
          </table:covered-table-cell>
          <table:table-cell table:style-name="ce8" office:value-type="string" calcext:value-type="string" table:number-columns-spanned="2" table:number-rows-spanned="1">
            <text:p>Meas X</text:p>
          </table:table-cell>
          <table:covered-table-cell table:style-name="ce8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Port 82: Multiple measurements</text:p>
            <text:p>Difference values, offset =0</text:p>
          </table:table-cell>
          <table:covered-table-cell table:number-columns-repeated="2" table:style-name="ce6"/>
          <table:table-cell table:number-columns-repeated="7"/>
        </table:table-row>
        <table:table-row table:style-name="ro1">
          <table:table-cell table:style-name="ce2" office:value-type="string" calcext:value-type="string">
            <text:p>By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 table:style-name="ce4" office:value-type="string" calcext:value-type="string">
            <text:p>…</text:p>
          </table:table-cell>
          <table:table-cell table:style-name="ce4" office:value-type="string" calcext:value-type="string">
            <text:p>N</text:p>
          </table:table-cell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8" office:value-type="string" calcext:value-type="string">
            <text:p>SR1 </text:p>
          </table:table-cell>
          <table:table-cell table:style-name="ce8" office:value-type="string" calcext:value-type="string">
            <text:p>SR2</text:p>
          </table:table-cell>
          <table:table-cell table:style-name="ce8" office:value-type="string" calcext:value-type="string">
            <text:p>SR3</text:p>
          </table:table-cell>
          <table:table-cell table:style-name="ce8" office:value-type="string" calcext:value-type="string">
            <text:p>SR4</text:p>
          </table:table-cell>
          <table:table-cell table:style-name="ce8" office:value-type="string" calcext:value-type="string" table:number-columns-spanned="2" table:number-rows-spanned="1">
            <text:p>Meas 1</text:p>
          </table:table-cell>
          <table:covered-table-cell table:style-name="ce8" office:value-type="string" calcext:value-type="string">
            <text:p>Meas 2</text:p>
          </table:covered-table-cell>
          <table:table-cell table:style-name="ce8" office:value-type="string" calcext:value-type="string" table:number-columns-spanned="2" table:number-rows-spanned="1">
            <text:p>Meas 2 – Meas 1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Meas X – Meas X-1</text:p>
          </table:table-cell>
          <table:covered-table-cell table:style-name="ce8"/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Port 84: Multiple Ir measurements</text:p>
            <text:p>Complete values, offset &gt; 0</text:p>
          </table:table-cell>
          <table:covered-table-cell table:number-columns-repeated="2" table:style-name="ce6"/>
          <table:table-cell table:number-columns-repeated="7"/>
        </table:table-row>
        <table:table-row table:style-name="ro1">
          <table:table-cell table:style-name="ce2" office:value-type="string" calcext:value-type="string">
            <text:p>By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…</text:p>
          </table:table-cell>
          <table:table-cell table:style-name="ce4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8" office:value-type="string" calcext:value-type="string">
            <text:p>SR2</text:p>
          </table:table-cell>
          <table:table-cell table:style-name="ce8" office:value-type="string" calcext:value-type="string">
            <text:p>SR3</text:p>
          </table:table-cell>
          <table:table-cell table:style-name="ce8" office:value-type="string" calcext:value-type="string">
            <text:p>OFFSET</text:p>
          </table:table-cell>
          <table:table-cell table:style-name="ce8" office:value-type="string" calcext:value-type="string" table:number-columns-spanned="2" table:number-rows-spanned="1">
            <text:p>Meas 1</text:p>
          </table:table-cell>
          <table:covered-table-cell table:style-name="ce8" office:value-type="string" calcext:value-type="string">
            <text:p>Meas 2</text:p>
          </table:covered-table-cell>
          <table:table-cell table:style-name="ce8" office:value-type="string" calcext:value-type="string" table:number-columns-spanned="2" table:number-rows-spanned="1">
            <text:p>Meas X</text:p>
          </table:table-cell>
          <table:covered-table-cell table:style-name="ce8"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Port 83: Multiple Ir measurements</text:p>
            <text:p>Complete values, offset = 0</text:p>
          </table:table-cell>
          <table:covered-table-cell table:number-columns-repeated="2" table:style-name="ce6"/>
          <table:table-cell table:number-columns-repeated="7"/>
        </table:table-row>
        <table:table-row table:style-name="ro1">
          <table:table-cell table:style-name="ce2" office:value-type="string" calcext:value-type="string">
            <text:p>By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…</text:p>
          </table:table-cell>
          <table:table-cell table:style-name="ce4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8" office:value-type="string" calcext:value-type="string">
            <text:p>SR2</text:p>
          </table:table-cell>
          <table:table-cell table:style-name="ce8" office:value-type="string" calcext:value-type="string">
            <text:p>SR3</text:p>
          </table:table-cell>
          <table:table-cell table:style-name="ce8" office:value-type="string" calcext:value-type="string" table:number-columns-spanned="2" table:number-rows-spanned="1">
            <text:p>Meas 1</text:p>
          </table:table-cell>
          <table:covered-table-cell table:style-name="ce8" office:value-type="string" calcext:value-type="string">
            <text:p>Meas 2</text:p>
          </table:covered-table-cell>
          <table:table-cell table:style-name="ce8" office:value-type="string" calcext:value-type="string" table:number-columns-spanned="2" table:number-rows-spanned="1">
            <text:p>Meas X</text:p>
          </table:table-cell>
          <table:covered-table-cell table:style-name="ce8"/>
          <table:table-cell table:number-columns-repeated="4"/>
        </table:table-row>
      </table:table>
      <table:table table:name="configuration" table:style-name="ta1">
        <table:table-column table:style-name="co1" table:default-cell-style-name="ce10"/>
        <table:table-column table:style-name="co1" table:number-columns-repeated="2" table:default-cell-style-name="ce6"/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table:number-columns-repeated="3"/>
          <table:table-cell table:number-columns-repeated="8"/>
          <table:table-cell table:style-name="ce10" office:value-type="string" calcext:value-type="string">
            <text:p>{X}DIFFS</text:p>
          </table:table-cell>
          <table:table-cell table:style-name="ce3"/>
        </table:table-row>
        <table:table-row table:style-name="ro1">
          <table:table-cell table:style-name="Default"/>
          <table:table-cell table:style-name="ce10" office:value-type="string" calcext:value-type="string" table:number-columns-spanned="3" table:number-rows-spanned="1">
            <text:p>CR1: Configuration Register 1</text:p>
          </table:table-cell>
          <table:covered-table-cell/>
          <table:covered-table-cell table:style-name="ce6"/>
          <table:table-cell table:number-columns-repeated="7"/>
          <table:table-cell table:style-name="ce11" office:value-type="string" calcext:value-type="string">
            <text:p>Value</text:p>
          </table:table-cell>
          <table:table-cell table:style-name="ce12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Bi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B’00</text:p>
          </table:table-cell>
          <table:table-cell table:style-name="ce13" office:value-type="string" calcext:value-type="string">
            <text:p>Don’t use diffs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style-name="ce8" office:value-type="string" calcext:value-type="string">
            <text:p>reserved</text:p>
          </table:table-cell>
          <table:table-cell table:style-name="ce8" office:value-type="string" calcext:value-type="string" table:number-columns-spanned="2" table:number-rows-spanned="1">
            <text:p>TRES</text:p>
          </table:table-cell>
          <table:covered-table-cell table:style-name="ce8"/>
          <table:table-cell table:style-name="ce8" office:value-type="string" calcext:value-type="string">
            <text:p>WEN</text:p>
          </table:table-cell>
          <table:table-cell table:style-name="ce8" office:value-type="string" calcext:value-type="string">
            <text:p>IEN</text:p>
          </table:table-cell>
          <table:table-cell table:style-name="ce8" office:value-type="string" calcext:value-type="string">
            <text:p>PEN</text:p>
          </table:table-cell>
          <table:table-cell table:style-name="ce8" office:value-type="string" calcext:value-type="string">
            <text:p>HEN</text:p>
          </table:table-cell>
          <table:table-cell table:style-name="ce8" office:value-type="string" calcext:value-type="string">
            <text:p>TEN</text:p>
          </table:table-cell>
          <table:table-cell table:number-columns-repeated="2"/>
          <table:table-cell table:style-name="ce4" office:value-type="string" calcext:value-type="string">
            <text:p>B’01</text:p>
          </table:table-cell>
          <table:table-cell table:style-name="ce13" office:value-type="string" calcext:value-type="string">
            <text:p>Alwas use diffs</text:p>
          </table:table-cell>
        </table:table-row>
        <table:table-row table:style-name="ro1">
          <table:table-cell table:style-name="Default" table:number-columns-repeated="3"/>
          <table:table-cell table:number-columns-repeated="8"/>
          <table:table-cell table:style-name="ce4" office:value-type="string" calcext:value-type="string">
            <text:p>B’10</text:p>
          </table:table-cell>
          <table:table-cell table:style-name="ce13" office:value-type="string" calcext:value-type="string">
            <text:p>Automatic</text:p>
          </table:table-cell>
        </table:table-row>
        <table:table-row table:style-name="ro1">
          <table:table-cell table:style-name="Default"/>
          <table:table-cell table:style-name="ce10" office:value-type="string" calcext:value-type="string" table:number-columns-spanned="3" table:number-rows-spanned="1">
            <text:p>CR2: Configuration Register 2</text:p>
          </table:table-cell>
          <table:covered-table-cell/>
          <table:covered-table-cell table:style-name="ce6"/>
          <table:table-cell table:number-columns-repeated="7"/>
          <table:table-cell table:style-name="ce4" office:value-type="string" calcext:value-type="string">
            <text:p>B’11</text:p>
          </table:table-cell>
          <table:table-cell table:style-name="ce13"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Bi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table:style-name="ce8" office:value-type="string" calcext:value-type="string" table:number-columns-spanned="2" table:number-rows-spanned="1">
            <text:p>PDIFFS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HDIFFS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TDIFFS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IRES</text:p>
          </table:table-cell>
          <table:covered-table-cell table:style-name="ce8" office:value-type="string" calcext:value-type="string">
            <text:p>TEN</text:p>
          </table:covered-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Default"/>
          <table:table-cell table:style-name="ce10" office:value-type="string" calcext:value-type="string" table:number-columns-spanned="3" table:number-rows-spanned="1">
            <text:p>CR3: Period</text:p>
          </table:table-cell>
          <table:covered-table-cell/>
          <table:covered-table-cell table:style-name="ce6"/>
          <table:table-cell table:number-columns-repeated="7"/>
          <table:table-cell table:style-name="ce10" office:value-type="string" calcext:value-type="string" table:number-columns-spanned="2" table:number-rows-spanned="1">
            <text:p>Threschold config DIR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Bi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Value</text:p>
          </table:table-cell>
          <table:table-cell table:style-name="ce12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style-name="ce8" office:value-type="string" calcext:value-type="string">
            <text:p>SECS</text:p>
          </table:table-cell>
          <table:table-cell table:style-name="ce8" office:value-type="string" calcext:value-type="string">
            <text:p>MINHOURS</text:p>
          </table:table-cell>
          <table:table-cell table:style-name="ce8" office:value-type="string" calcext:value-type="string" table:number-columns-spanned="6" table:number-rows-spanned="1">
            <text:p>PERIOD</text:p>
          </table:table-cell>
          <table:covered-table-cell table:style-name="ce8" office:value-type="string" calcext:value-type="string">
            <text:p>Wen</text:p>
          </table:covered-table-cell>
          <table:covered-table-cell table:style-name="ce8" office:value-type="string" calcext:value-type="string">
            <text:p>Ien</text:p>
          </table:covered-table-cell>
          <table:covered-table-cell table:style-name="ce8" office:value-type="string" calcext:value-type="string">
            <text:p>Pen</text:p>
          </table:covered-table-cell>
          <table:covered-table-cell table:style-name="ce8" office:value-type="string" calcext:value-type="string">
            <text:p>Hen</text:p>
          </table:covered-table-cell>
          <table:covered-table-cell table:style-name="ce8" office:value-type="string" calcext:value-type="string">
            <text:p>Ten</text:p>
          </table:covered-table-cell>
          <table:table-cell table:number-columns-repeated="2"/>
          <table:table-cell table:style-name="ce4" office:value-type="string" calcext:value-type="string">
            <text:p>B’00</text:p>
          </table:table-cell>
          <table:table-cell table:style-name="ce13" office:value-type="string" calcext:value-type="string">
            <text:p>Inactive</text:p>
          </table:table-cell>
        </table:table-row>
        <table:table-row table:style-name="ro1">
          <table:table-cell table:style-name="Default" table:number-columns-repeated="3"/>
          <table:table-cell table:number-columns-repeated="8"/>
          <table:table-cell table:style-name="ce4" office:value-type="string" calcext:value-type="string">
            <text:p>B’01</text:p>
          </table:table-cell>
          <table:table-cell table:style-name="ce13" office:value-type="string" calcext:value-type="string">
            <text:p>Rising</text:p>
          </table:table-cell>
        </table:table-row>
        <table:table-row table:style-name="ro1">
          <table:table-cell table:style-name="Default"/>
          <table:table-cell table:style-name="ce10" office:value-type="string" calcext:value-type="string" table:number-columns-spanned="3" table:number-rows-spanned="1">
            <text:p>CR4: Buffer Size</text:p>
          </table:table-cell>
          <table:covered-table-cell/>
          <table:covered-table-cell table:style-name="ce6"/>
          <table:table-cell table:number-columns-repeated="7"/>
          <table:table-cell table:style-name="ce4" office:value-type="string" calcext:value-type="string">
            <text:p>B’10</text:p>
          </table:table-cell>
          <table:table-cell table:style-name="ce13" office:value-type="string" calcext:value-type="string">
            <text:p>Falling</text:p>
          </table:table-cell>
        </table:table-row>
        <table:table-row table:style-name="ro1">
          <table:table-cell office:value-type="string" calcext:value-type="string">
            <text:p>Bi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B’11</text:p>
          </table:table-cell>
          <table:table-cell table:style-name="ce13" office:value-type="string" calcext:value-type="string">
            <text:p>Both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style-name="ce8" office:value-type="string" calcext:value-type="string" table:number-columns-spanned="8" table:number-rows-spanned="1">
            <text:p>BUFFERSIZE</text:p>
          </table:table-cell>
          <table:covered-table-cell table:style-name="ce8" office:value-type="string" calcext:value-type="string">
            <text:p>MINHOURS</text:p>
          </table:covered-table-cell>
          <table:covered-table-cell table:style-name="ce8" office:value-type="string" calcext:value-type="string">
            <text:p>PERIOD</text:p>
          </table:covered-table-cell>
          <table:covered-table-cell table:style-name="ce8" office:value-type="string" calcext:value-type="string">
            <text:p>Wen</text:p>
          </table:covered-table-cell>
          <table:covered-table-cell table:style-name="ce8" office:value-type="string" calcext:value-type="string">
            <text:p>Ien</text:p>
          </table:covered-table-cell>
          <table:covered-table-cell table:style-name="ce8" office:value-type="string" calcext:value-type="string">
            <text:p>Pen</text:p>
          </table:covered-table-cell>
          <table:covered-table-cell table:style-name="ce8" office:value-type="string" calcext:value-type="string">
            <text:p>Hen</text:p>
          </table:covered-table-cell>
          <table:covered-table-cell table:style-name="ce8" office:value-type="string" calcext:value-type="string">
            <text:p>Ten</text:p>
          </table:covered-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Default"/>
          <table:table-cell table:style-name="ce10" office:value-type="string" calcext:value-type="string" table:number-columns-spanned="3" table:number-rows-spanned="1">
            <text:p>CR5: </text:p>
          </table:table-cell>
          <table:covered-table-cell/>
          <table:covered-table-cell table:style-name="ce6"/>
          <table:table-cell table:number-columns-repeated="9"/>
        </table:table-row>
        <table:table-row table:style-name="ro1">
          <table:table-cell office:value-type="string" calcext:value-type="string">
            <text:p>Bi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table:style-name="ce8" table:number-columns-repeated="8"/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5: Threshold 1: TH1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3" table:number-rows-spanned="1">
            <text:p>VAR</text:p>
          </table:table-cell>
          <table:covered-table-cell table:number-columns-repeated="2" table:style-name="ce8"/>
          <table:table-cell table:style-name="ce8" office:value-type="string" calcext:value-type="string" table:number-columns-spanned="2" table:number-rows-spanned="1">
            <text:p>DIR</text:p>
          </table:table-cell>
          <table:covered-table-cell table:style-name="ce8"/>
          <table:table-cell table:style-name="ce8" table:number-columns-repeated="2"/>
          <table:table-cell table:style-name="ce8" office:value-type="string" calcext:value-type="string">
            <text:p>VAL[17]</text:p>
          </table:table-cell>
          <table:table-cell table:number-columns-repeated="5"/>
        </table:table-row>
        <table:table-row table:style-name="ro1">
          <table:table-cell table:style-name="ce8" table:number-columns-repeated="8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CR6: TH1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8" table:number-rows-spanned="1">
            <text:p>VAL[16:8]</text:p>
          </table:table-cell>
          <table:covered-table-cell table:number-columns-repeated="7" table:style-name="ce8"/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7: TH1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8" table:number-rows-spanned="1">
            <text:p>VAL[7:0]</text:p>
          </table:table-cell>
          <table:covered-table-cell table:number-columns-repeated="7" table:style-name="ce8"/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8: CR10 Threshold 2: TH2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11: CR13 TH3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14: CR16 TH4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17: CR19 TH5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20: CR22 TH6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23: CR25 TH7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26: CR28 TH8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29: CR31 TH9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32: CR34 TH10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35: CR37 TH11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38: CR41 TH12</text:p>
          </table:table-cell>
          <table:covered-table-cell table:number-columns-repeated="2"/>
          <table:table-cell table:number-columns-repeated="10"/>
        </table:table-row>
        <table:table-row table:style-name="ro1" table:number-rows-repeated="3"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Default"/>
          <table:table-cell table:style-name="ce10" office:value-type="string" calcext:value-type="string" table:number-columns-spanned="3" table:number-rows-spanned="1">
            <text:p>CR42: Join Retry JR1</text:p>
          </table:table-cell>
          <table:covered-table-cell/>
          <table:covered-table-cell table:style-name="ce6"/>
          <table:table-cell table:number-columns-repeated="9"/>
        </table:table-row>
        <table:table-row table:style-name="ro1">
          <table:table-cell office:value-type="string" calcext:value-type="string">
            <text:p>Bi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table:style-name="ce8" office:value-type="string" calcext:value-type="string">
            <text:p>SECS</text:p>
          </table:table-cell>
          <table:table-cell table:style-name="ce8" office:value-type="string" calcext:value-type="string">
            <text:p>MINHOURS</text:p>
          </table:table-cell>
          <table:table-cell table:style-name="ce8" office:value-type="string" calcext:value-type="string" table:number-columns-spanned="6" table:number-rows-spanned="1">
            <text:p>VAL</text:p>
          </table:table-cell>
          <table:covered-table-cell table:style-name="ce8" office:value-type="string" calcext:value-type="string">
            <text:p>Wen</text:p>
          </table:covered-table-cell>
          <table:covered-table-cell table:style-name="ce8" office:value-type="string" calcext:value-type="string">
            <text:p>Ien</text:p>
          </table:covered-table-cell>
          <table:covered-table-cell table:style-name="ce8" office:value-type="string" calcext:value-type="string">
            <text:p>Pen</text:p>
          </table:covered-table-cell>
          <table:covered-table-cell table:style-name="ce8" office:value-type="string" calcext:value-type="string">
            <text:p>Hen</text:p>
          </table:covered-table-cell>
          <table:covered-table-cell table:style-name="ce8" office:value-type="string" calcext:value-type="string">
            <text:p>Ten</text:p>
          </table:covered-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Default"/>
          <table:table-cell table:style-name="ce10" office:value-type="string" calcext:value-type="string" table:number-columns-spanned="3" table:number-rows-spanned="1">
            <text:p>CR43: Buffer Size</text:p>
          </table:table-cell>
          <table:covered-table-cell/>
          <table:covered-table-cell table:style-name="ce6"/>
          <table:table-cell table:number-columns-repeated="9"/>
        </table:table-row>
        <table:table-row table:style-name="ro1">
          <table:table-cell office:value-type="string" calcext:value-type="string">
            <text:p>Bi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table:style-name="ce8" office:value-type="string" calcext:value-type="string" table:number-columns-spanned="8" table:number-rows-spanned="1">
            <text:p>REPEAT</text:p>
          </table:table-cell>
          <table:covered-table-cell table:style-name="ce8" office:value-type="string" calcext:value-type="string">
            <text:p>MINHOURS</text:p>
          </table:covered-table-cell>
          <table:covered-table-cell table:style-name="ce8" office:value-type="string" calcext:value-type="string">
            <text:p>PERIOD</text:p>
          </table:covered-table-cell>
          <table:covered-table-cell table:style-name="ce8" office:value-type="string" calcext:value-type="string">
            <text:p>Wen</text:p>
          </table:covered-table-cell>
          <table:covered-table-cell table:style-name="ce8" office:value-type="string" calcext:value-type="string">
            <text:p>Ien</text:p>
          </table:covered-table-cell>
          <table:covered-table-cell table:style-name="ce8" office:value-type="string" calcext:value-type="string">
            <text:p>Pen</text:p>
          </table:covered-table-cell>
          <table:covered-table-cell table:style-name="ce8" office:value-type="string" calcext:value-type="string">
            <text:p>Hen</text:p>
          </table:covered-table-cell>
          <table:covered-table-cell table:style-name="ce8" office:value-type="string" calcext:value-type="string">
            <text:p>Ten</text:p>
          </table:covered-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44:CR45 JR2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46:CR47 JR3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48:CR49 JR4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50:CR51 JR5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52:CR53 JR6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54:CR55 JR7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56:CR57 JR8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58:CR59 JR9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60:CR61 JR10</text:p>
          </table:table-cell>
          <table:covered-table-cell table:number-columns-repeated="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 style:data-style-name="N2" text:time-value="21:38:19.2013849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ego Sandoval</meta:initial-creator>
    <meta:creation-date>2021-05-24T15:49:40.213120553</meta:creation-date>
    <dc:date>2022-01-25T21:53:33.259673936</dc:date>
    <dc:creator>Diego Sandoval</dc:creator>
    <meta:editing-duration>PT6H20M47S</meta:editing-duration>
    <meta:editing-cycles>44</meta:editing-cycles>
    <meta:generator>LibreOffice/7.2.4.1$Linux_X86_64 LibreOffice_project/20$Build-1</meta:generator>
    <meta:document-statistic meta:table-count="2" meta:cell-count="365" meta:object-count="0"/>
  </office:meta>
</office:document-meta>
</file>